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04_11-43-52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2-04_20-34-37_000.jpg</text:p>
          </table:table-cell>
          <table:table-cell table:style-name="ce19" office:value-type="string">
            <text:p>:m music / log / percussion,rythm / item=bottles:3,hitter=chopstick:2,pieces=1-patterns,genr=f-N,section=main,memo=~,tempo=100;110,other=~,video=2020-12-04_16-58-53_000.mp4</text:p>
          </table:table-cell>
          <table:table-cell table:style-name="ce4"/>
          <table:table-cell table:style-name="ce4"/>
          <table:table-cell table:style-name="ce4" office:value-type="string">
            <text:p>N-35-35-28.244018 E-139-34-49.819335</text:p>
          </table:table-cell>
          <table:table-cell table:style-name="ce35" table:formula="of:=IF([.E3]=&quot;&quot;;[.C3];CONCATENATE([.C3];&quot; / &quot;;[.E3]))" office:value-type="string" office:string-value=":m music / log / percussion,rythm / item=bottles:3,hitter=chopstick:2,pieces=1-patterns,genr=f-N,section=main,memo=~,tempo=100;110,other=~,video=2020-12-04_16-58-53_000.mp4">
            <text:p>:m music / log / percussion,rythm / item=bottles:3,hitter=chopstick:2,pieces=1-patterns,genr=f-N,section=main,memo=~,tempo=100;110,other=~,video=2020-12-04_16-58-53_000.mp4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04_20-35-20_000.jpg</text:p>
          </table:table-cell>
          <table:table-cell table:style-name="ce19" office:value-type="string">
            <text:p>:m 食べた物</text:p>
          </table:table-cell>
          <table:table-cell table:style-name="ce3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05_11-30-09_000.jpg</text:p>
          </table:table-cell>
          <table:table-cell table:style-name="ce16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532409 E-139-34-49.544677</text:p>
          </table:table-cell>
          <table:table-cell table:style-name="ce35" table:formula="of:=IF([.E5]=&quot;&quot;;[.C5];CONCATENATE([.C5];&quot; / &quot;;[.E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05_11-44-43_000.jpg</text:p>
          </table:table-cell>
          <table:table-cell table:style-name="ce16" office:value-type="string">
            <text:p>:m 見た夢 + lets / 小林（ミントリーフの）がでてきた；アトピーを楽にできるようになろう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6]=&quot;&quot;;[.C6];CONCATENATE([.C6];&quot; / &quot;;[.E6]))" office:value-type="string" office:string-value=":m 見た夢 + lets / 小林（ミントリーフの）がでてきた；アトピーを楽にできるようになろう">
            <text:p>:m 見た夢 + lets / 小林（ミントリーフの）がでてきた；アトピーを楽にできるようになろう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2-05_13-16-04_000.jpg</text:p>
          </table:table-cell>
          <table:table-cell table:style-name="ce19" office:value-type="string">
            <text:p>:m 食べた物</text:p>
          </table:table-cell>
          <table:table-cell table:style-name="ce16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04_16-07-04_000.mp4</text:p>
          </table:table-cell>
          <table:table-cell table:style-name="ce19" office:value-type="string">
            <text:p>:VIDEO / @自宅 / メモ / kb,keyboard / 演奏、play / k-2020-1204-1 / genr=f-N:relay-11,key=Cm,chor=Cm;Am,other=see-map</text:p>
          </table:table-cell>
          <table:table-cell table:style-name="ce17"/>
          <table:table-cell table:style-name="ce4"/>
          <table:table-cell table:style-name="ce4"/>
          <table:table-cell table:style-name="ce35" table:formula="of:=IF([.E8]=&quot;&quot;;[.C8];CONCATENATE([.C8];&quot; / &quot;;[.E8]))" office:value-type="string" office:string-value=":VIDEO / @自宅 / メモ / kb,keyboard / 演奏、play / k-2020-1204-1 / genr=f-N:relay-11,key=Cm,chor=Cm;Am,other=see-map">
            <text:p>:VIDEO / @自宅 / メモ / kb,keyboard / 演奏、play / k-2020-1204-1 / genr=f-N:relay-11,key=Cm,chor=Cm;Am,other=see-map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04_16-36-58_000.mp4</text:p>
          </table:table-cell>
          <table:table-cell table:style-name="ce19" office:value-type="string">
            <text:p>:VIDEO / @自宅 / メモ / kb,keyboard / 演奏、play / k-2020-1204-2 / genr=f-N:relay-12,key=C,chor=C;Dm,other=topic:クリシェ</text:p>
          </table:table-cell>
          <table:table-cell table:style-name="ce18"/>
          <table:table-cell table:style-name="ce4"/>
          <table:table-cell table:style-name="ce4"/>
          <table:table-cell table:style-name="ce35" table:formula="of:=IF([.E9]=&quot;&quot;;[.C9];CONCATENATE([.C9];&quot; / &quot;;[.E9]))" office:value-type="string" office:string-value=":VIDEO / @自宅 / メモ / kb,keyboard / 演奏、play / k-2020-1204-2 / genr=f-N:relay-12,key=C,chor=C;Dm,other=topic:クリシェ">
            <text:p>:VIDEO / @自宅 / メモ / kb,keyboard / 演奏、play / k-2020-1204-2 / genr=f-N:relay-12,key=C,chor=C;Dm,other=topic:クリシェ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04_16-58-53_000.mp4</text:p>
          </table:table-cell>
          <table:table-cell table:style-name="ce19" office:value-type="string">
            <text:p>:VIDEO / @自宅 / メモ / percussion / 演奏、play / c-2020-1204-1 / item=bottles:3,hitter=chopstick:2,pieces=1-patterns,genr=f-N,section=main,memo=~,tempo=100;110,other=~,memo+</text:p>
          </table:table-cell>
          <table:table-cell table:style-name="ce18"/>
          <table:table-cell table:style-name="ce4"/>
          <table:table-cell table:style-name="ce4"/>
          <table:table-cell table:style-name="ce35" table:formula="of:=IF([.E10]=&quot;&quot;;[.C10];CONCATENATE([.C10];&quot; / &quot;;[.E10]))" office:value-type="string" office:string-value=":VIDEO / @自宅 / メモ / percussion / 演奏、play / c-2020-1204-1 / item=bottles:3,hitter=chopstick:2,pieces=1-patterns,genr=f-N,section=main,memo=~,tempo=100;110,other=~,memo+">
            <text:p>:VIDEO / @自宅 / メモ / percussion / 演奏、play / c-2020-1204-1 / item=bottles:3,hitter=chopstick:2,pieces=1-patterns,genr=f-N,section=main,memo=~,tempo=100;110,other=~,memo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2-04_19-03-53_000.mp4</text:p>
          </table:table-cell>
          <table:table-cell table:style-name="ce19" office:value-type="string">
            <text:p>:VIDEO / @自室 / 記録 / jap.flute / 演奏、play / f-2020-1204-1 / genr=f-N:relay-16,key=Ef</text:p>
          </table:table-cell>
          <table:table-cell table:style-name="ce16"/>
          <table:table-cell table:style-name="ce4"/>
          <table:table-cell table:style-name="ce4"/>
          <table:table-cell table:style-name="ce35" table:formula="of:=IF([.E11]=&quot;&quot;;[.C11];CONCATENATE([.C11];&quot; / &quot;;[.E11]))" office:value-type="string" office:string-value=":VIDEO / @自室 / 記録 / jap.flute / 演奏、play / f-2020-1204-1 / genr=f-N:relay-16,key=Ef">
            <text:p>:VIDEO / @自室 / 記録 / jap.flute / 演奏、play / f-2020-1204-1 / genr=f-N:relay-16,key=Ef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2-05_12-14-43_000.mp4</text:p>
          </table:table-cell>
          <table:table-cell table:style-name="ce19" office:value-type="string">
            <text:p>:VIDEO / @自宅 / メモ / kb,keyboard / 演奏、play / k-2020-1205-1 / genr=f-prev:relay-8:chord-melody,cp=C-Em-Am-Em(1-3m-6m-3m),for=ph-N</text:p>
          </table:table-cell>
          <table:table-cell table:style-name="ce17"/>
          <table:table-cell table:style-name="ce4"/>
          <table:table-cell table:style-name="ce4"/>
          <table:table-cell table:style-name="ce35" table:formula="of:=IF([.E12]=&quot;&quot;;[.C12];CONCATENATE([.C12];&quot; / &quot;;[.E12]))" office:value-type="string" office:string-value=":VIDEO / @自宅 / メモ / kb,keyboard / 演奏、play / k-2020-1205-1 / genr=f-prev:relay-8:chord-melody,cp=C-Em-Am-Em(1-3m-6m-3m),for=ph-N">
            <text:p>:VIDEO / @自宅 / メモ / kb,keyboard / 演奏、play / k-2020-1205-1 / genr=f-prev:relay-8:chord-melody,cp=C-Em-Am-Em(1-3m-6m-3m),for=ph-N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5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5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5" table:formula="of:=IF([.E18]=&quot;&quot;;[.C18];CONCATENATE([.C18];&quot; / &quot;;[.E1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6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3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3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2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2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5">2020/12/05</text:date>, <text:time>16:13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05T16:13:41.31</dc:date>
    <dc:creator>iwabuchi ken</dc:creator>
    <meta:editing-duration>P29DT1H21M29S</meta:editing-duration>
    <meta:editing-cycles>10783</meta:editing-cycles>
    <meta:document-statistic meta:table-count="1" meta:cell-count="445" meta:object-count="0"/>
  </office:meta>
</office:document-meta>
</file>